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c9211e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bf480" officeooo:paragraph-rsid="027bf480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c0a77b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text-align="left" style:justify-single-word="false"/>
      <style:text-properties fo:font-weight="bold" officeooo:paragraph-rsid="027a7113" style:font-weight-asian="bold" style:font-weight-complex="bold"/>
    </style:style>
    <style:style style:name="P36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9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3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4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5" style:family="paragraph" style:parent-style-name="Standard">
      <style:text-properties fo:color="#c9211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6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8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5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6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61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3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4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27d045e"/>
    </style:style>
    <style:style style:name="T21" style:family="text">
      <style:text-properties officeooo:rsid="0306fa35"/>
    </style:style>
    <style:style style:name="T22" style:family="text">
      <style:text-properties fo:color="#000000" loext:opacity="100%" style:font-name="Cantarell" fo:font-size="16pt" officeooo:rsid="027a7113" fo:background-color="#ffffff" loext:char-shading-value="0" style:font-size-asian="16pt" style:font-size-complex="16pt"/>
    </style:style>
    <style:style style:name="T23" style:family="text">
      <style:text-properties officeooo:rsid="0357f2f5"/>
    </style:style>
    <style:style style:name="T24" style:family="text">
      <style:text-properties officeooo:rsid="02873e7a"/>
    </style:style>
    <style:style style:name="T25" style:family="text">
      <style:text-properties officeooo:rsid="0368dd32"/>
    </style:style>
    <style:style style:name="T26" style:family="text">
      <style:text-properties style:text-underline-style="none" fo:background-color="#ffffff" loext:char-shading-value="0" loext:padding="0cm" loext:border="none" loext:shadow="none"/>
    </style:style>
    <style:style style:name="T27" style:family="text">
      <style:text-properties loext:padding="0cm" loext:border="none" loext:shadow="none"/>
    </style:style>
    <style:style style:name="T28" style:family="text">
      <style:text-properties officeooo:rsid="003df92e" fo:background-color="#ffffff" loext:char-shading-value="0"/>
    </style:style>
    <style:style style:name="T29" style:family="text">
      <style:text-properties officeooo:rsid="016b4424"/>
    </style:style>
    <style:style style:name="T30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<text:span text:style-name="T19">INUX</text:span> Kernel</text:p>
        <text:p text:style-name="P20"/>
        <text:p text:style-name="P21">L<text:span text:style-name="T20">ONG TERM KERNEL 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29"/>
        <text:p text:style-name="P29"/>
        <text:p text:style-name="P29"/>
        <text:p text:style-name="P30"/>
        <text:p text:style-name="P30"/>
        <text:p text:style-name="P31">A<text:span text:style-name="T21">ccessibility</text:span></text:p>
        <text:p text:style-name="P32"/>
        <text:p text:style-name="P32"/>
        <text:p text:style-name="P33"/>
        <text:p text:style-name="P34">TESTING TDSR</text:p>
        <text:p text:style-name="P32"/>
        <text:p text:style-name="P35"><text:span text:style-name="T22"/></text:p>
      </text:section>
      <text:section text:style-name="Sect2" text:name="Section1">
        <text:p text:style-name="P36"/>
        <text:p text:style-name="P37"/>
        <text:p text:style-name="P38">R<text:span text:style-name="T23">ESEARCH</text:span></text:p>
        <text:p text:style-name="P39"/>
        <text:p text:style-name="P40">KNOWLEDGE <text:span text:style-name="T24">BUILDING</text:span></text:p>
        <text:p text:style-name="P41">SOFTWARE INSTALLERS</text:p>
        <text:p text:style-name="P42">OPERATING <text:s/>SYSTEM</text:p>
        <text:p text:style-name="P43">ALGORITHMS</text:p>
        <text:p text:style-name="P44"/>
        <text:p text:style-name="P36"/>
        <text:p text:style-name="P36"/>
        <text:p text:style-name="P45">O<text:span text:style-name="T25">PEN</text:span> Art</text:p>
        <text:p text:style-name="P46"/>
        <text:p text:style-name="P47">WORKING WITH <text:s/>PLYMOUTH</text:p>
        <text:p text:style-name="P48">CODING STANDARDS</text:p>
        <text:p text:style-name="P49"><text:s/></text:p>
        <text:p text:style-name="P36"/>
        <text:p text:style-name="P36"/>
      </text:section>
      <text:section text:style-name="Sect1" text:name="Section3">
        <text:section text:style-name="Sect3" text:name="Section28">
          <text:section text:style-name="Sect4" text:name="Section4">
            <text:p text:style-name="P50"/>
            <text:p text:style-name="P50"/>
            <text:p text:style-name="P51">CERTIFICATION</text:p>
            <text:p text:style-name="P52"><text:span text:style-name="T26">Python for Everybody</text:span><text:span text:style-name="T27">,</text:span> a 5-course specialization by University of Michigan on Coursera. </text:p>
            <text:p text:style-name="P53">Specialization Certificate earned on April 12, 2016</text:p>
            <text:p text:style-name="P54"/>
            <text:p text:style-name="P54"/>
            <text:p text:style-name="P55"><text:span text:style-name="T13">E</text:span><text:span text:style-name="T28">DUCATION</text:span></text:p>
            <text:p text:style-name="P56"><text:span text:style-name="T29">S</text:span>ri Ramakrishna Engineering College,1996-2000</text:p>
            <text:p text:style-name="P57">Bachelor of <text:span text:style-name="T26">Computer Science and Engineering</text:span></text:p>
            <text:p text:style-name="P58">Bharathiar University.</text:p>
            <text:p text:style-name="P59"/>
            <text:p text:style-name="P60"/>
            <text:p text:style-name="P61">PERSONAL DETAILS</text:p>
            <text:p text:style-name="P62">DOB 31.12 1976</text:p>
            <text:p text:style-name="P62">FLAT No. 807 ,Devadeyam Elder Village</text:p>
            <text:p text:style-name="P62">Pallissery T<text:span text:style-name="T30">h</text:span>rissur. P.O Arattupuzha</text:p>
            <text:p text:style-name="P62">V<text:span text:style-name="T30">allachira</text:span>, K<text:span text:style-name="T30">erala. </text:span><text:s/>680562. India</text:p>
            <text:p text:style-name="P62">Phone number: ‪9895580465‬</text:p>
            <text:p text:style-name="P63"/>
            <text:p text:style-name="P64"><text:s/></text:p>
            <text:p text:style-name="P65"/>
            <text:p text:style-name="P65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01:09:54.456972627</dc:date>
    <meta:editing-duration>P1DT21H57M11S</meta:editing-duration>
    <meta:editing-cycles>657</meta:editing-cycles>
    <meta:generator>LibreOffice/26.2.0.3$Linux_X86_64 LibreOffice_project/620$Build-3</meta:generator>
    <meta:print-date>2026-03-10T00:57:43.922669866</meta:print-date>
    <meta:printed-by>PDF files</meta:printed-by>
    <meta:document-statistic meta:table-count="0" meta:image-count="0" meta:object-count="0" meta:page-count="1" meta:paragraph-count="46" meta:word-count="130" meta:character-count="1034" meta:non-whitespace-character-count="886"/>
  </office:meta>
</office:document-meta>
</file>